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r11" style:family="presentation" style:parent-style-name="Domyślnie-subtitle" style:list-style-name="L1">
      <style:graphic-properties draw:fill-color="#ffffff" draw:auto-grow-height="true" fo:min-height="9.134cm"/>
    </style:style>
    <style:style style:name="pr12" style:family="presentation" style:parent-style-name="Domyślnie-subtitle" style:list-style-name="L1">
      <style:graphic-properties draw:fill-color="#ffffff" draw:auto-grow-height="true" fo:min-height="9.134cm"/>
    </style:style>
    <style:style style:name="pr13" style:family="presentation" style:parent-style-name="Domyślnie-subtitle" style:list-style-name="L1">
      <style:graphic-properties draw:fill-color="#ffffff" draw:auto-grow-height="true" fo:min-height="9.134cm"/>
    </style:style>
    <style:style style:name="pr14" style:family="presentation" style:parent-style-name="Domyślnie-subtitle" style:list-style-name="L1">
      <style:graphic-properties draw:fill-color="#ffffff" draw:auto-grow-height="true" fo:min-height="9.134cm"/>
    </style:style>
    <style:style style:name="pr15" style:family="presentation" style:parent-style-name="Domyślnie-subtitle" style:list-style-name="L1">
      <style:graphic-properties draw:fill-color="#ffffff" draw:auto-grow-height="true" fo:min-height="9.134cm"/>
    </style:style>
    <style:style style:name="pr16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281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Cóżbym miał bez Ciebie, Jezu mój?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Cóżbym miał bez Ciebie,</text:span></text:p>
            <text:p text:style-name="P5"><text:span text:style-name="T5">Drogi Jezu mój?</text:span></text:p>
            <text:p text:style-name="P5"><text:span text:style-name="T5">Krótkich uciech złudę</text:span></text:p>
            <text:p text:style-name="P5"><text:span text:style-name="T5">I skalany strój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5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5">Miałbym tylko życie czcze,</text:span></text:p>
            <text:p text:style-name="P5"><text:span text:style-name="T5">Grzech, co kala serce me;</text:span></text:p>
            <text:p text:style-name="P5"><text:span text:style-name="T5">Chociażbym bez Ciebie</text:span></text:p>
            <text:p text:style-name="P5"><text:span text:style-name="T5">Zdobył cały świat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6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5">Śmierć by przy mnie wieczna</text:span></text:p>
            <text:p text:style-name="P5"><text:span text:style-name="T5">Stała niczym kat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7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Czymże ja bez Ciebie,</text:span></text:p>
            <text:p text:style-name="P5"><text:span text:style-name="T5">Drogi Jezu mój?</text:span></text:p>
            <text:p text:style-name="P5"><text:span text:style-name="T5">Nędzny grzechu jeniec,</text:span></text:p>
            <text:p text:style-name="P5"><text:span text:style-name="T5">Który przegrał bój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8" draw:text-style-name="P7" draw:layer="layout" svg:width="25.199cm" svg:height="9.134cm" svg:x="1.4cm" svg:y="3.684cm" presentation:class="subtitle">
          <draw:text-box>
            <text:p text:style-name="P5"><text:span text:style-name="T5">Wszelkiej chwały ludzkiej blask</text:span></text:p>
            <text:p text:style-name="P5"><text:span text:style-name="T5">Krótko trwa bez Twoich łask.</text:span></text:p>
            <text:p text:style-name="P5"><text:span text:style-name="T5">Pycha ludzka mija</text:span></text:p>
            <text:p text:style-name="P5"><text:span text:style-name="T5">Jak poranna mgła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9" draw:text-style-name="P7" draw:layer="layout" svg:width="25.199cm" svg:height="9.134cm" svg:x="1.4cm" svg:y="3.684cm" presentation:class="subtitle">
          <draw:text-box>
            <text:p text:style-name="P5"><text:span text:style-name="T5">Mija ludzkie życie,</text:span></text:p>
            <text:p text:style-name="P5"><text:span text:style-name="T5">Chwilkę tylko trwa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10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Dokąd iść bez Ciebie,</text:span></text:p>
            <text:p text:style-name="P5"><text:span text:style-name="T5">Drogi Jezu mój?</text:span></text:p>
            <text:p text:style-name="P5"><text:span text:style-name="T5">Po bezdrożach świata</text:span></text:p>
            <text:p text:style-name="P5"><text:span text:style-name="T5">Płynie gorzki zdrój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11" draw:text-style-name="P7" draw:layer="layout" svg:width="25.199cm" svg:height="9.134cm" svg:x="1.4cm" svg:y="3.684cm" presentation:class="subtitle">
          <draw:text-box>
            <text:p text:style-name="P5"><text:span text:style-name="T5">Gdzie wytchnienie znajdę, gdzie,</text:span></text:p>
            <text:p text:style-name="P5"><text:span text:style-name="T5">Gdy mi tęskno jest i źle?</text:span></text:p>
            <text:p text:style-name="P5"><text:span text:style-name="T5">Kto bez Ciebie idzie,</text:span></text:p>
            <text:p text:style-name="P5"><text:span text:style-name="T5">Wnet opadnie z sił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12" draw:text-style-name="P7" draw:layer="layout" svg:width="25.199cm" svg:height="9.134cm" svg:x="1.4cm" svg:y="3.684cm" presentation:class="subtitle">
          <draw:text-box>
            <text:p text:style-name="P5"><text:span text:style-name="T5">Zginąć musi marnie,</text:span></text:p>
            <text:p text:style-name="P5"><text:span text:style-name="T5">Tak jak marnie żył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13" draw:text-style-name="P6" draw:layer="layout" svg:width="25.199cm" svg:height="9.134cm" svg:x="1.4cm" svg:y="3.684cm" presentation:class="subtitle">
          <draw:text-box>
            <text:p text:style-name="P5"><text:span text:style-name="T4">4.</text:span><text:span text:style-name="T5"> Ale, że mam Ciebie,</text:span></text:p>
            <text:p text:style-name="P5"><text:span text:style-name="T5">Drogi Jezu mój,</text:span></text:p>
            <text:p text:style-name="P5"><text:span text:style-name="T5">To mam wieczne życie</text:span></text:p>
            <text:p text:style-name="P5"><text:span text:style-name="T5">I radości zdrój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14" draw:text-style-name="P7" draw:layer="layout" svg:width="25.199cm" svg:height="9.134cm" svg:x="1.4cm" svg:y="3.684cm" presentation:class="subtitle">
          <draw:text-box>
            <text:p text:style-name="P5"><text:span text:style-name="T5">Wiem już, dokąd dążyć mam,</text:span></text:p>
            <text:p text:style-name="P5"><text:span text:style-name="T5">Boś mi przewodnikiem sam.</text:span></text:p>
            <text:p text:style-name="P5"><text:span text:style-name="T5">Nie chcę mieć rozkoszy,</text:span></text:p>
            <text:p text:style-name="P5"><text:span text:style-name="T5">Które daje świat,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81</text:span></text:p>
          </draw:text-box>
        </draw:frame>
        <draw:frame presentation:style-name="pr15" draw:text-style-name="P7" draw:layer="layout" svg:width="25.199cm" svg:height="9.134cm" svg:x="1.4cm" svg:y="3.684cm" presentation:class="subtitle" presentation:user-transformed="true">
          <draw:text-box>
            <text:p text:style-name="P5"><text:span text:style-name="T5">Tylko chcę już wstąpić</text:span></text:p>
            <text:p text:style-name="P5"><text:span text:style-name="T5">W Twój promienny ślad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6" draw:text-style-name="P7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0T23:06:04.965626225</dc:date>
    <meta:editing-duration>PT18M12S</meta:editing-duration>
    <meta:editing-cycles>4</meta:editing-cycles>
    <meta:generator>LibreOffice/6.1.5.2$Linux_ARM_EABI LibreOffice_project/10$Build-2</meta:generator>
    <meta:document-statistic meta:object-count="77"/>
  </office:meta>
</office:document-meta>
</file>